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2.711in"/>
    </style:style>
    <style:style style:name="co8" style:family="table-column">
      <style:table-column-properties fo:break-before="auto" style:column-width="1.0043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425in"/>
    </style:style>
    <style:style style:name="co11" style:family="table-column">
      <style:table-column-properties fo:break-before="auto" style:column-width="5.2138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0.9484in"/>
    </style:style>
    <style:style style:name="co16" style:family="table-column">
      <style:table-column-properties fo:break-before="auto" style:column-width="4.002in"/>
    </style:style>
    <style:style style:name="co17" style:family="table-column">
      <style:table-column-properties fo:break-before="auto" style:column-width="2.2272in"/>
    </style:style>
    <style:style style:name="co18" style:family="table-column">
      <style:table-column-properties fo:break-before="auto" style:column-width="1.366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6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c0c0c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98fb9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98fb9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3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6">
          <table:help-message table:title="Name" table:display="true">
            <text:p>Please enter your name as it appears in Canvas.</text:p>
          </table:help-message>
          <table:error-message table:message-type="stop" table:display="true"/>
        </table:content-validation>
        <table:content-validation table:name="val4" table:base-cell-address="'Product Backlog'.B26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6">
          <table:help-message table:title="Required Sprint" table:display="true"/>
          <table:error-message table:message-type="stop" table:display="true"/>
        </table:content-validation>
        <table:content-validation table:name="val6" table:base-cell-address="'Product Backlog'.D26">
          <table:help-message table:title="Max Bonus Points" table:display="true"/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6">
          <table:help-message table:title="Estimate"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;&quot;6&quot;)" table:allow-empty-cell="true" table:display-list="unsorted" table:base-cell-address="'Product Backlog'.F26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6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Product Backlog'.H6">
          <table:help-message table:title="Initials" table:display="true">
            <text:p>Please enter 2 or 3 capital letters that will represent you <text:s text:c="2"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All&quot;;&quot;Administrator&quot;;&quot;Teacher&quot;;&quot;Parent&quot;;&quot;Student&quot;;&quot;&quot;)" table:allow-empty-cell="true" table:display-list="unsorted" table:base-cell-address="'Product Backlog'.H26">
          <table:error-message table:message-type="stop" table:display="true"/>
        </table:content-validation>
        <table:content-validation table:name="val12" table:condition="of:cell-content-is-in-list(&quot;Customer&quot;;&quot;Sales Staff&quot;;&quot;Inventory&quot;;&quot;Manager&quot;;&quot;Director&quot;)" table:allow-empty-cell="true" table:display-list="unsorted" table:base-cell-address="'Product Backlog'.H54">
          <table:error-message table:message-type="stop" table:display="true"/>
        </table:content-validation>
        <table:content-validation table:name="val13" table:base-cell-address="'Product Backlog'.I6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4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5" table:condition="of:cell-content-is-in-list([$'Product Backlog'.$A$26:.$A$105])" table:allow-empty-cell="true" table:display-list="unsorted" table:base-cell-address="'Sprint 01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16" table:condition="of:cell-content-is-in-list([$'Product Backlog'.$H$6:.$H$10])" table:allow-empty-cell="true" table:display-list="unsorted" table:base-cell-address="'Sprint 01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17" table:base-cell-address="'Sprint 01 Backlog'.D17">
          <table:help-message table:title="Task Description" table:display="true"/>
          <table:error-message table:message-type="stop"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0" table:condition="of:cell-content-is-in-list([$'Product Backlog'.$A$26:.$A$105])" table:allow-empty-cell="true" table:display-list="unsorted" table:base-cell-address="'Sprint 02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$'Product Backlog'.$H$6:.$H$10])" table:allow-empty-cell="true" table:display-list="unsorted" table:base-cell-address="'Sprint 02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3" table:condition="of:cell-content-is-in-list([$'Product Backlog'.$A$26:.$A$105])" table:allow-empty-cell="true" table:display-list="unsorted" table:base-cell-address="'Sprint 03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$'Product Backlog'.$H$6:.$H$10])" table:allow-empty-cell="true" table:display-list="unsorted" table:base-cell-address="'Sprint 03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6" table:condition="of:cell-content-is-in-list([$'Product Backlog'.$A$26:.$A$105])" table:allow-empty-cell="true" table:display-list="unsorted" table:base-cell-address="'Sprint 04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27" table:condition="of:cell-content-is-in-list([$'Product Backlog'.$H$6:.$H$10])" table:allow-empty-cell="true" table:display-list="unsorted" table:base-cell-address="'Sprint 04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28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9" table:condition="of:cell-content-is-in-list([$'Product Backlog'.$A$26:.$A$105])" table:allow-empty-cell="true" table:display-list="unsorted" table:base-cell-address="'Sprint 05 Backlog'.B17">
          <table:help-message table:title="Select Feature ID from Product Backlog" table:display="true"/>
          <table:error-message table:message-type="stop" table:display="true"/>
        </table:content-validation>
        <table:content-validation table:name="val30" table:condition="of:cell-content-is-in-list([$'Product Backlog'.$H$6:.$H$10])" table:allow-empty-cell="true" table:display-list="unsorted" table:base-cell-address="'Sprint 05 Backlog'.C17">
          <table:help-message table:title="Select Feature ID from Product Backlog" table:display="true"/>
          <table:error-message table:message-type="stop" table:display="true"/>
        </table:content-validation>
        <table:content-validation table:name="val31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8"/>Select "Completed Day 1" if finished on the first day, and</text:p>
            <text:p><text:s text:c="8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53" table:default-cell-style-name="ce15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75" table:content-validation-name="val1" office:value-type="string" calcext:value-type="string" table:number-columns-spanned="8" table:number-rows-spanned="1">
            <text:p>School Management And Reporting Tool (SMART)</text:p>
          </table:table-cell>
          <table:covered-table-cell table:number-columns-repeated="7" table:style-name="ce75"/>
          <table:table-cell table:style-name="ce3" table:number-columns-repeated="55"/>
        </table:table-row>
        <table:table-row table:style-name="ro2">
          <table:table-cell table:style-name="ce1" office:value-type="string" calcext:value-type="string">
            <text:p>Product Name:</text:p>
          </table:table-cell>
          <table:table-cell table:style-name="ce76" table:content-validation-name="val1" office:value-type="string" calcext:value-type="string" table:number-columns-spanned="6" table:number-rows-spanned="1">
            <text:p>SMART Suggested Solution</text:p>
          </table:table-cell>
          <table:covered-table-cell table:number-columns-repeated="5" table:style-name="ce76"/>
          <table:table-cell table:style-name="ce19"/>
          <table:table-cell table:style-name="ce42" office:value-type="string" calcext:value-type="string">
            <text:p>Complete Fields in Green!!!</text:p>
          </table:table-cell>
          <table:table-cell table:style-name="ce3" table:number-columns-repeated="55"/>
        </table:table-row>
        <table:table-row table:style-name="ro3">
          <table:table-cell table:style-name="ce1" office:value-type="string" calcext:value-type="string">
            <text:p>Team ID:</text:p>
          </table:table-cell>
          <table:table-cell table:style-name="ce77" table:content-validation-name="val2" office:value-type="string" calcext:value-type="string" table:number-columns-spanned="6" table:number-rows-spanned="1">
            <text:p>Suggested Solutions Я Us</text:p>
          </table:table-cell>
          <table:covered-table-cell table:number-columns-repeated="5" table:style-name="ce77"/>
          <table:table-cell table:style-name="ce19"/>
          <table:table-cell table:style-name="ce19">
            <draw:frame draw:z-index="0" draw:name="shape" draw:style-name="gr1" draw:text-style-name="P1" svg:width="6.2961in" svg:height="3.1315in" svg:x="2.1547in" svg:y="0.0795in">
              <draw:object draw:notify-on-update-of-ranges="'Product Backlog'.A13:'Product Backlog'.A19 'Product Backlog'.B13:'Product Backlog'.B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"/>
          <table:table-cell table:style-name="ce3" table:number-columns-repeated="54"/>
        </table:table-row>
        <table:table-row table:style-name="ro4">
          <table:table-cell table:style-name="ce1"/>
          <table:table-cell/>
          <table:table-cell table:style-name="ce19" table:number-columns-repeated="8"/>
          <table:table-cell table:style-name="ce3" table:number-columns-repeated="54"/>
        </table:table-row>
        <table:table-row table:style-name="ro4">
          <table:table-cell table:style-name="ce1"/>
          <table:table-cell table:style-name="ce19" office:value-type="string" calcext:value-type="string">
            <text:p>Team Member Name</text:p>
          </table:table-cell>
          <table:table-cell table:style-name="ce19" table:number-columns-repeated="5"/>
          <table:table-cell table:style-name="ce19" office:value-type="string" calcext:value-type="string">
            <text:p>Initials</text:p>
          </table:table-cell>
          <table:table-cell table:style-name="ce19" office:value-type="string" calcext:value-type="string">
            <text:p>Student ID</text:p>
          </table:table-cell>
          <table:table-cell table:style-name="ce19"/>
          <table:table-cell table:style-name="ce3" table:number-columns-repeated="54"/>
        </table:table-row>
        <table:table-row table:style-name="ro4">
          <table:table-cell table:style-name="ce1" office:value-type="string" calcext:value-type="string">
            <text:p>Required</text:p>
          </table:table-cell>
          <table:table-cell table:style-name="ce79" table:content-validation-name="val3" office:value-type="string" calcext:value-type="string" table:number-columns-spanned="6" table:number-rows-spanned="1">
            <text:p>Utsav KC</text:p>
          </table:table-cell>
          <table:covered-table-cell table:number-columns-repeated="5" table:style-name="ce79"/>
          <table:table-cell table:style-name="ce79" table:content-validation-name="val10" office:value-type="string" calcext:value-type="string">
            <text:p>UK</text:p>
          </table:table-cell>
          <table:table-cell table:style-name="ce43" table:content-validation-name="val13" office:value-type="float" office:value="1001733635" calcext:value-type="float">
            <text:p>1001733635</text:p>
          </table:table-cell>
          <table:table-cell table:style-name="ce19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9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9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9"/>
          <table:table-cell table:style-name="ce3" table:number-columns-repeated="54"/>
        </table:table-row>
        <table:table-row table:style-name="ro4">
          <table:table-cell table:style-name="ce2"/>
          <table:table-cell table:style-name="ce80" table:content-validation-name="val3" table:number-columns-spanned="6" table:number-rows-spanned="1"/>
          <table:covered-table-cell table:number-columns-repeated="5" table:style-name="ce80"/>
          <table:table-cell table:style-name="ce80" table:content-validation-name="val10"/>
          <table:table-cell table:style-name="ce80" table:content-validation-name="val13"/>
          <table:table-cell table:style-name="ce19"/>
          <table:table-cell table:style-name="ce3" table:number-columns-repeated="54"/>
        </table:table-row>
        <table:table-row table:style-name="ro4">
          <table:table-cell table:style-name="ce3" table:number-columns-repeated="9"/>
          <table:table-cell table:style-name="ce19"/>
          <table:table-cell table:style-name="ce3" table:number-columns-repeated="54"/>
        </table:table-row>
        <table:table-row table:style-name="ro4">
          <table:table-cell table:style-name="ce4" office:value-type="string" calcext:value-type="string">
            <text:p>Sprint #</text:p>
          </table:table-cell>
          <table:table-cell table:style-name="ce22" office:value-type="string" calcext:value-type="string">
            <text:p>Remaining</text:p>
          </table:table-cell>
          <table:table-cell table:style-name="ce28" office:value-type="string" calcext:value-type="string">
            <text:p>Completed This Sprint</text:p>
          </table:table-cell>
          <table:table-cell table:style-name="ce28"/>
          <table:table-cell table:style-name="ce30"/>
          <table:table-cell table:style-name="ce19"/>
          <table:table-cell table:style-name="ce19" office:value-type="string" calcext:value-type="string">
            <text:p>Comment</text:p>
          </table:table-cell>
          <table:table-cell table:style-name="ce19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19" table:formula="of:=COUNT([.B26:.B137])" office:value-type="float" office:value="27" calcext:value-type="float">
            <text:p>27</text:p>
          </table:table-cell>
          <table:table-cell table:style-name="ce28" table:number-columns-repeated="2"/>
          <table:table-cell table:style-name="ce30"/>
          <table:table-cell table:style-name="ce32" office:value-type="string" calcext:value-type="string">
            <text:p>Total</text:p>
          </table:table-cell>
          <table:table-cell table:style-name="ce19" office:value-type="string" calcext:value-type="string">
            <text:p>Total number of features (in column H)</text:p>
          </table:table-cell>
          <table:table-cell table:style-name="ce19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table:formula="of:=[.B13]-[.C14]" office:value-type="float" office:value="22" calcext:value-type="float">
            <text:p>22</text:p>
          </table:table-cell>
          <table:table-cell table:style-name="ce28" table:formula="of:=COUNTIF([.G$26:.G$111];&quot;Finished in Sprint 1&quot;)" office:value-type="float" office:value="5" calcext:value-type="float">
            <text:p>5</text:p>
          </table:table-cell>
          <table:table-cell table:style-name="ce28"/>
          <table:table-cell table:style-name="ce30"/>
          <table:table-cell table:style-name="ce32" office:value-type="float" office:value="1" calcext:value-type="float">
            <text:p>1</text:p>
          </table:table-cell>
          <table:table-cell table:style-name="ce19" office:value-type="string" calcext:value-type="string">
            <text:p>Total features left at the end of Sprint #1</text:p>
          </table:table-cell>
          <table:table-cell table:style-name="ce19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9" table:formula="of:=[.B14]-[.C15]" office:value-type="float" office:value="16" calcext:value-type="float">
            <text:p>16</text:p>
          </table:table-cell>
          <table:table-cell table:style-name="ce28" table:formula="of:=COUNTIF([.G$26:.G$111];&quot;Finished in Sprint 2&quot;)" office:value-type="float" office:value="6" calcext:value-type="float">
            <text:p>6</text:p>
          </table:table-cell>
          <table:table-cell table:style-name="ce28"/>
          <table:table-cell table:style-name="ce30"/>
          <table:table-cell table:style-name="ce32" office:value-type="float" office:value="2" calcext:value-type="float">
            <text:p>2</text:p>
          </table:table-cell>
          <table:table-cell table:style-name="ce19" office:value-type="string" calcext:value-type="string">
            <text:p>Total features left at the end of Sprint #2</text:p>
          </table:table-cell>
          <table:table-cell table:style-name="ce19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19" table:formula="of:=[.B15]-[.C16]" office:value-type="float" office:value="11" calcext:value-type="float">
            <text:p>11</text:p>
          </table:table-cell>
          <table:table-cell table:style-name="ce28" table:formula="of:=COUNTIF([.G$26:.G$111];&quot;Finished in Sprint 3&quot;)" office:value-type="float" office:value="5" calcext:value-type="float">
            <text:p>5</text:p>
          </table:table-cell>
          <table:table-cell table:style-name="ce28"/>
          <table:table-cell table:style-name="ce30"/>
          <table:table-cell table:style-name="ce32" office:value-type="float" office:value="3" calcext:value-type="float">
            <text:p>3</text:p>
          </table:table-cell>
          <table:table-cell table:style-name="ce19" office:value-type="string" calcext:value-type="string">
            <text:p>...and so on</text:p>
          </table:table-cell>
          <table:table-cell table:style-name="ce19" table:number-columns-repeated="3"/>
          <table:table-cell table:style-name="ce3" table:number-columns-repeated="54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19" table:formula="of:=[.B16]-[.C17]" office:value-type="float" office:value="8" calcext:value-type="float">
            <text:p>8</text:p>
          </table:table-cell>
          <table:table-cell table:style-name="ce28" table:formula="of:=COUNTIF([.G$26:.G$111];&quot;Finished in Sprint 4&quot;)" office:value-type="float" office:value="3" calcext:value-type="float">
            <text:p>3</text:p>
          </table:table-cell>
          <table:table-cell table:style-name="ce28"/>
          <table:table-cell table:style-name="ce30"/>
          <table:table-cell table:style-name="ce32"/>
          <table:table-cell table:style-name="ce19" table:number-columns-repeated="4"/>
          <table:table-cell table:style-name="ce3" table:number-columns-repeated="54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19" table:formula="of:=[.B17]-[.C18]" office:value-type="float" office:value="5" calcext:value-type="float">
            <text:p>5</text:p>
          </table:table-cell>
          <table:table-cell table:style-name="ce28" table:formula="of:=COUNTIF([.G$26:.G$111];&quot;Finished in Sprint 4&quot;)" office:value-type="float" office:value="3" calcext:value-type="float">
            <text:p>3</text:p>
          </table:table-cell>
          <table:table-cell table:style-name="ce28"/>
          <table:table-cell table:style-name="ce30"/>
          <table:table-cell table:style-name="ce32"/>
          <table:table-cell table:style-name="ce19" table:number-columns-repeated="4"/>
          <table:table-cell table:style-name="ce3" table:number-columns-repeated="5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9" table:formula="of:=[.B18]-[.C19]" office:value-type="float" office:value="2" calcext:value-type="float">
            <text:p>2</text:p>
          </table:table-cell>
          <table:table-cell table:style-name="ce29" table:formula="of:=COUNTIF([.G$26:.G$111];&quot;Finished in Sprint 4&quot;)" office:value-type="float" office:value="3" calcext:value-type="float">
            <text:p>3</text:p>
          </table:table-cell>
          <table:table-cell table:style-name="ce30" table:number-columns-repeated="2"/>
          <table:table-cell table:style-name="ce32"/>
          <table:table-cell table:style-name="ce19" table:number-columns-repeated="4"/>
          <table:table-cell table:style-name="ce3" table:number-columns-repeated="54"/>
        </table:table-row>
        <table:table-row table:style-name="ro4">
          <table:table-cell table:style-name="ce5"/>
          <table:table-cell table:style-name="ce19"/>
          <table:table-cell table:style-name="ce30" table:number-columns-repeated="3"/>
          <table:table-cell table:style-name="ce32"/>
          <table:table-cell table:style-name="ce19" table:number-columns-repeated="4"/>
          <table:table-cell table:style-name="ce3" table:number-columns-repeated="54"/>
        </table:table-row>
        <table:table-row table:style-name="ro4">
          <table:table-cell table:style-name="ce6" office:value-type="string" calcext:value-type="string">
            <text:p>©2016-2021 by George F. Rice</text:p>
          </table:table-cell>
          <table:table-cell table:style-name="ce19" table:number-columns-repeated="9"/>
          <table:table-cell table:style-name="ce3" table:number-columns-repeated="54"/>
        </table:table-row>
        <table:table-row table:style-name="ro4">
          <table:table-cell table:style-name="ce7" office:value-type="string" calcext:value-type="string">
            <text:p><text:a xlink:href="https://creativecommons.org/licenses/by-sa/4.0/" xlink:type="simple">This work is licensed under a Creative Commons Attribution 4.0 International License.</text:a></text:p>
          </table:table-cell>
          <table:table-cell table:style-name="ce19" table:number-columns-repeated="6"/>
          <table:table-cell table:style-name="ce37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19" table:number-columns-repeated="2"/>
          <table:table-cell table:style-name="ce3" table:number-columns-repeated="54"/>
        </table:table-row>
        <table:table-row table:style-name="ro4">
          <table:table-cell table:style-name="ce6"/>
          <table:table-cell table:style-name="ce19" table:number-columns-repeated="6"/>
          <table:table-cell table:style-name="ce19" office:value-type="string" calcext:value-type="string">
            <text:p>Additional features may be proposed by the student but must be approved by the Product Owner in writing</text:p>
          </table:table-cell>
          <table:table-cell table:style-name="ce19" table:number-columns-repeated="2"/>
          <table:table-cell table:style-name="ce3" table:number-columns-repeated="54"/>
        </table:table-row>
        <table:table-row table:style-name="ro4">
          <table:table-cell table:style-name="ce8" table:number-columns-repeated="5"/>
          <table:table-cell table:style-name="ce33"/>
          <table:table-cell table:style-name="ce4"/>
          <table:table-cell table:style-name="ce98" office:value-type="string" calcext:value-type="string" table:number-columns-spanned="3" table:number-rows-spanned="1">
            <text:p>Features</text:p>
          </table:table-cell>
          <table:covered-table-cell table:number-columns-repeated="2" table:style-name="ce98"/>
          <table:table-cell table:style-name="ce46" table:number-columns-repeated="54"/>
        </table:table-row>
        <table:table-row table:style-name="ro4">
          <table:table-cell table:style-name="ce9" office:value-type="string" calcext:value-type="string">
            <text:p>Feature ID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Required</text:p>
          </table:table-cell>
          <table:table-cell table:style-name="ce9" office:value-type="string" calcext:value-type="string">
            <text:p>Bonus</text:p>
          </table:table-cell>
          <table:table-cell table:style-name="ce9" office:value-type="string" calcext:value-type="string">
            <text:p>Est</text:p>
          </table:table-cell>
          <table:table-cell table:style-name="ce34" office:value-type="string" calcext:value-type="string">
            <text:p>Planned</text:p>
          </table:table-cell>
          <table:table-cell table:style-name="ce34" office:value-type="string" calcext:value-type="string">
            <text:p>Status</text:p>
          </table:table-cell>
          <table:table-cell table:style-name="ce9" office:value-type="string" calcext:value-type="string">
            <text:p>As a(n)…</text:p>
          </table:table-cell>
          <table:table-cell table:style-name="ce9" office:value-type="string" calcext:value-type="string">
            <text:p>I want to...</text:p>
          </table:table-cell>
          <table:table-cell table:style-name="ce9" office:value-type="string" calcext:value-type="string">
            <text:p>So that I can…</text:p>
          </table:table-cell>
          <table:table-cell table:style-name="ce9" office:value-type="string" calcext:value-type="string">
            <text:p>Notes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PERSON</text:p>
          </table:table-cell>
          <table:table-cell table:style-name="ce82" table:content-validation-name="val4" office:value-type="float" office:value="1" calcext:value-type="float">
            <text:p>1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people’s names and email addresses</text:p>
          </table:table-cell>
          <table:table-cell table:style-name="ce44" office:value-type="string" calcext:value-type="string">
            <text:p>Find and contact them</text:p>
          </table:table-cell>
          <table:table-cell table:style-name="ce44" office:value-type="string" calcext:value-type="string">
            <text:p>Need a Person base class with to_string / operator&lt;&lt; name and a full_info method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STUDENT</text:p>
          </table:table-cell>
          <table:table-cell table:style-name="ce82" table:content-validation-name="val4" table:formula="of:=[.B26]+1" office:value-type="float" office:value="2" calcext:value-type="float">
            <text:p>2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students by grade</text:p>
          </table:table-cell>
          <table:table-cell table:style-name="ce44" office:value-type="string" calcext:value-type="string">
            <text:p>Verify students’ progress</text:p>
          </table:table-cell>
          <table:table-cell table:style-name="ce44" office:value-type="string" calcext:value-type="string">
            <text:p>Need a Student derived class that includes the grade level (1-12)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PARENT</text:p>
          </table:table-cell>
          <table:table-cell table:style-name="ce82" table:content-validation-name="val4" table:formula="of:=[.B27]+1" office:value-type="float" office:value="3" calcext:value-type="float">
            <text:p>3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3" calcext:value-type="float">
            <text:p>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Track parents</text:p>
          </table:table-cell>
          <table:table-cell table:style-name="ce44" office:value-type="string" calcext:value-type="string">
            <text:p>Coordinate on student progress</text:p>
          </table:table-cell>
          <table:table-cell table:style-name="ce44" office:value-type="string" calcext:value-type="string">
            <text:p>Need a Parent derived class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RELATE</text:p>
          </table:table-cell>
          <table:table-cell table:style-name="ce82" table:content-validation-name="val4" table:formula="of:=[.B28]+1" office:value-type="float" office:value="4" calcext:value-type="float">
            <text:p>4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/>
          <table:table-cell table:style-name="ce82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Associate each student with parents bidirectionally</text:p>
          </table:table-cell>
          <table:table-cell table:style-name="ce44" office:value-type="string" calcext:value-type="string">
            <text:p>Know which parents to contact</text:p>
          </table:table-cell>
          <table:table-cell table:style-name="ce44" office:value-type="string" calcext:value-type="string">
            <text:p>Mutual aggregate relationship</text:p>
          </table:table-cell>
          <table:table-cell table:number-columns-repeated="53"/>
        </table:table-row>
        <table:table-row table:style-name="ro4">
          <table:table-cell table:style-name="ce10" office:value-type="string" calcext:value-type="string">
            <text:p>CLI</text:p>
          </table:table-cell>
          <table:table-cell table:style-name="ce82" table:content-validation-name="val4" table:formula="of:=[.B29]+1" office:value-type="float" office:value="5" calcext:value-type="float">
            <text:p>5</text:p>
          </table:table-cell>
          <table:table-cell table:style-name="ce82" table:content-validation-name="val5" office:value-type="float" office:value="1" calcext:value-type="float">
            <text:p>1</text:p>
          </table:table-cell>
          <table:table-cell table:style-name="ce82" table:content-validation-name="val6" office:value-type="float" office:value="25" calcext:value-type="float">
            <text:p>25</text:p>
          </table:table-cell>
          <table:table-cell table:style-name="ce82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1" calcext:value-type="float">
            <text:p>1</text:p>
          </table:table-cell>
          <table:table-cell table:style-name="ce36" table:content-validation-name="val9" office:value-type="string" calcext:value-type="string">
            <text:p>Finished in Sprint 1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Basic command line user interface</text:p>
          </table:table-cell>
          <table:table-cell table:style-name="ce44" office:value-type="string" calcext:value-type="string">
            <text:p>Verify the system before moving to a GUI</text:p>
          </table:table-cell>
          <table:table-cell table:style-name="ce44" office:value-type="string" calcext:value-type="string">
            <text:p>This is cli.cpp for sprint 1 only (optional for bonus points)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WINDOW</text:p>
          </table:table-cell>
          <table:table-cell table:style-name="ce24" table:content-validation-name="val5" table:formula="of:=[.B30]+1" office:value-type="float" office:value="6" calcext:value-type="float">
            <text:p>6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5" office:value-type="string" calcext:value-type="string">
            <text:p>Use a windowed rather than command line interface</text:p>
          </table:table-cell>
          <table:table-cell table:style-name="ce40" office:value-type="string" calcext:value-type="string">
            <text:p>Use SMART more intuitively</text:p>
          </table:table-cell>
          <table:table-cell table:style-name="ce40" office:value-type="string" calcext:value-type="string">
            <text:p>Create a main window with a menu bar, data area, and status bar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_STUDENT</text:p>
          </table:table-cell>
          <table:table-cell table:style-name="ce24" table:content-validation-name="val5" table:formula="of:=[.B31]+1" office:value-type="float" office:value="7" calcext:value-type="float">
            <text:p>7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reate stud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5" office:value-type="string" calcext:value-type="string">
            <text:p>Series of dialogs, one per constructor parameter, is OK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ISPLAY</text:p>
          </table:table-cell>
          <table:table-cell table:style-name="ce24" table:content-validation-name="val5" table:formula="of:=[.B32]+1" office:value-type="float" office:value="8" calcext:value-type="float">
            <text:p>8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Teacher</text:p>
          </table:table-cell>
          <table:table-cell table:style-name="ce45" office:value-type="string" calcext:value-type="string">
            <text:p>See all current data in the main window</text:p>
          </table:table-cell>
          <table:table-cell table:style-name="ce45" office:value-type="string" calcext:value-type="string">
            <text:p>Keep up with students</text:p>
          </table:table-cell>
          <table:table-cell table:style-name="ce40" office:value-type="string" calcext:value-type="string">
            <text:p>Display full_info for students and parents in a table in the data area</text:p>
          </table:table-cell>
          <table:table-cell table:number-columns-repeated="53"/>
        </table:table-row>
        <table:table-row table:style-name="ro4">
          <table:table-cell table:style-name="ce11" office:value-type="string" calcext:value-type="string">
            <text:p>D_PARENT</text:p>
          </table:table-cell>
          <table:table-cell table:style-name="ce24" table:content-validation-name="val5" table:formula="of:=[.B33]+1" office:value-type="float" office:value="9" calcext:value-type="float">
            <text:p>9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reate par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5" office:value-type="string" calcext:value-type="string">
            <text:p>Series of dialogs, one per constructor parameter, is OK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D_RELATE</text:p>
          </table:table-cell>
          <table:table-cell table:style-name="ce24" table:content-validation-name="val5" table:formula="of:=[.B34]+1" office:value-type="float" office:value="10" calcext:value-type="float">
            <text:p>10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Relate students to parents via dialogs</text:p>
          </table:table-cell>
          <table:table-cell table:style-name="ce40" office:value-type="string" calcext:value-type="string">
            <text:p>Conveniently enter the data</text:p>
          </table:table-cell>
          <table:table-cell table:style-name="ce40" office:value-type="string" calcext:value-type="string">
            <text:p>Dialog listing students and entering index, then same for parents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NEW</text:p>
          </table:table-cell>
          <table:table-cell table:style-name="ce24" table:content-validation-name="val5" table:formula="of:=[.B35]+1" office:value-type="float" office:value="11" calcext:value-type="float">
            <text:p>11</text:p>
          </table:table-cell>
          <table:table-cell table:style-name="ce24" table:content-validation-name="val5" office:value-type="float" office:value="2" calcext:value-type="float">
            <text:p>2</text:p>
          </table:table-cell>
          <table:table-cell table:style-name="ce90" table:content-validation-name="val6"/>
          <table:table-cell table:style-name="ce31" table:content-validation-name="val7" office:value-type="float" office:value="2" calcext:value-type="float">
            <text:p>2</text:p>
          </table:table-cell>
          <table:table-cell table:style-name="ce35" table:content-validation-name="val8" office:value-type="float" office:value="2" calcext:value-type="float">
            <text:p>2</text:p>
          </table:table-cell>
          <table:table-cell table:style-name="ce36" table:content-validation-name="val9" office:value-type="string" calcext:value-type="string">
            <text:p>Finished in Sprint 2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0" office:value-type="string" calcext:value-type="string">
            <text:p>Clear all data</text:p>
          </table:table-cell>
          <table:table-cell table:style-name="ce40" office:value-type="string" calcext:value-type="string">
            <text:p>Start a new school</text:p>
          </table:table-cell>
          <table:table-cell table:style-name="ce40" office:value-type="string" calcext:value-type="string">
            <text:p>Simply clear all elements from the vectors 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SAVE</text:p>
          </table:table-cell>
          <table:table-cell table:style-name="ce82" table:content-validation-name="val4" table:formula="of:=[.B36]+1" office:value-type="float" office:value="12" calcext:value-type="float">
            <text:p>12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13" calcext:value-type="float">
            <text:p>13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6" office:value-type="string" calcext:value-type="string">
            <text:p>Write the data to persistent storage</text:p>
          </table:table-cell>
          <table:table-cell table:style-name="ce44" office:value-type="string" calcext:value-type="string">
            <text:p>Don’t have to re-enter data</text:p>
          </table:table-cell>
          <table:table-cell table:style-name="ce44" office:value-type="string" calcext:value-type="string">
            <text:p>See Lecture 15 for an object-oriented strategy to create the file format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LOAD</text:p>
          </table:table-cell>
          <table:table-cell table:style-name="ce82" table:content-validation-name="val4" table:formula="of:=[.B37]+1" office:value-type="float" office:value="13" calcext:value-type="float">
            <text:p>13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4" office:value-type="string" calcext:value-type="string">
            <text:p>Load data for a school from persistent storage</text:p>
          </table:table-cell>
          <table:table-cell table:style-name="ce44" office:value-type="string" calcext:value-type="string">
            <text:p>Don’t have to re-enter data</text:p>
          </table:table-cell>
          <table:table-cell table:style-name="ce44" office:value-type="string" calcext:value-type="string">
            <text:p>Select file via a file chooser dialog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SAVEAS</text:p>
          </table:table-cell>
          <table:table-cell table:style-name="ce82" table:content-validation-name="val4" table:formula="of:=[.B38]+1" office:value-type="float" office:value="14" calcext:value-type="float">
            <text:p>14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Save data to a different filename</text:p>
          </table:table-cell>
          <table:table-cell table:style-name="ce44" office:value-type="string" calcext:value-type="string">
            <text:p>Create backups or baselines for new schools</text:p>
          </table:table-cell>
          <table:table-cell table:style-name="ce44" office:value-type="string" calcext:value-type="string">
            <text:p>Select filename via a file chooser dialog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TOOLBAR</text:p>
          </table:table-cell>
          <table:table-cell table:style-name="ce82" table:content-validation-name="val4" table:formula="of:=[.B39]+1" office:value-type="float" office:value="15" calcext:value-type="float">
            <text:p>15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ll</text:p>
          </table:table-cell>
          <table:table-cell table:style-name="ce44" office:value-type="string" calcext:value-type="string">
            <text:p>Use the major features via a toolbar</text:p>
          </table:table-cell>
          <table:table-cell table:style-name="ce44" office:value-type="string" calcext:value-type="string">
            <text:p>Point and click</text:p>
          </table:table-cell>
          <table:table-cell table:style-name="ce44" office:value-type="string" calcext:value-type="string">
            <text:p>Suggest using the Nim game’s toolbar as a baseline</text:p>
          </table:table-cell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ABOUT</text:p>
          </table:table-cell>
          <table:table-cell table:style-name="ce82" table:content-validation-name="val4" table:formula="of:=[.B40]+1" office:value-type="float" office:value="16" calcext:value-type="float">
            <text:p>16</text:p>
          </table:table-cell>
          <table:table-cell table:style-name="ce82" table:content-validation-name="val5" office:value-type="float" office:value="3" calcext:value-type="float">
            <text:p>3</text:p>
          </table:table-cell>
          <table:table-cell table:style-name="ce82" table:content-validation-name="val6"/>
          <table:table-cell table:style-name="ce82" table:content-validation-name="val7" office:value-type="float" office:value="1" calcext:value-type="float">
            <text:p>1</text:p>
          </table:table-cell>
          <table:table-cell table:style-name="ce35" table:content-validation-name="val8" office:value-type="float" office:value="3" calcext:value-type="float">
            <text:p>3</text:p>
          </table:table-cell>
          <table:table-cell table:style-name="ce36" table:content-validation-name="val9" office:value-type="string" calcext:value-type="string">
            <text:p>Finished in Sprint 3</text:p>
          </table:table-cell>
          <table:table-cell table:style-name="ce39" table:content-validation-name="val11" office:value-type="string" calcext:value-type="string">
            <text:p>Administrator</text:p>
          </table:table-cell>
          <table:table-cell table:style-name="ce44" office:value-type="string" calcext:value-type="string">
            <text:p>Display an About dialog with creator and version</text:p>
          </table:table-cell>
          <table:table-cell table:style-name="ce44" office:value-type="string" calcext:value-type="string">
            <text:p>Quickly determine which version is installed</text:p>
          </table:table-cell>
          <table:table-cell table:style-name="ce44" office:value-type="string" calcext:value-type="string">
            <text:p>Use Gtk::AboutDialog</text:p>
          </table:table-cell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COURSE</text:p>
          </table:table-cell>
          <table:table-cell table:style-name="ce24" table:formula="of:=[.B41]+1" office:value-type="float" office:value="17" calcext:value-type="float">
            <text:p>17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90" table:content-validation-name="val6"/>
          <table:table-cell table:style-name="ce31" table:content-validation-name="val7" office:value-type="float" office:value="21" calcext:value-type="float">
            <text:p>21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number-columns-repeated="53"/>
        </table:table-row>
        <table:table-row table:style-name="ro4">
          <table:table-cell table:style-name="ce11" office:value-type="string" calcext:value-type="string">
            <text:p>SEMESTER</text:p>
          </table:table-cell>
          <table:table-cell table:style-name="ce25" table:formula="of:=[.B42]+1" office:value-type="float" office:value="18" calcext:value-type="float">
            <text:p>18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90" table:content-validation-name="val6"/>
          <table:table-cell table:style-name="ce31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style-name="ce51" table:number-columns-repeated="53"/>
        </table:table-row>
        <table:table-row table:style-name="ro4">
          <table:table-cell table:style-name="ce11" office:value-type="string" calcext:value-type="string">
            <text:p>SECTION</text:p>
          </table:table-cell>
          <table:table-cell table:style-name="ce25" table:formula="of:=[.B43]+1" office:value-type="float" office:value="19" calcext:value-type="float">
            <text:p>19</text:p>
          </table:table-cell>
          <table:table-cell table:style-name="ce24" table:content-validation-name="val5" office:value-type="float" office:value="4" calcext:value-type="float">
            <text:p>4</text:p>
          </table:table-cell>
          <table:table-cell table:style-name="ce90" table:content-validation-name="val6"/>
          <table:table-cell table:style-name="ce31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4" calcext:value-type="float">
            <text:p>4</text:p>
          </table:table-cell>
          <table:table-cell table:style-name="ce36" table:content-validation-name="val9" office:value-type="string" calcext:value-type="string">
            <text:p>Finished in Sprint 4</text:p>
          </table:table-cell>
          <table:table-cell table:style-name="ce40" table:number-columns-repeated="4"/>
          <table:table-cell table:style-name="ce51" table:number-columns-repeated="53"/>
        </table:table-row>
        <table:table-row table:style-name="ro4">
          <table:table-cell table:style-name="ce11"/>
          <table:table-cell table:style-name="ce25" table:formula="of:=[.B44]+1" office:value-type="float" office:value="20" calcext:value-type="float">
            <text:p>20</text:p>
          </table:table-cell>
          <table:table-cell table:style-name="ce24" table:content-validation-name="val5"/>
          <table:table-cell table:style-name="ce90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53"/>
        </table:table-row>
        <table:table-row table:style-name="ro4">
          <table:table-cell table:style-name="ce11"/>
          <table:table-cell table:style-name="ce25" table:formula="of:=[.B45]+1" office:value-type="float" office:value="21" calcext:value-type="float">
            <text:p>21</text:p>
          </table:table-cell>
          <table:table-cell table:style-name="ce24" table:content-validation-name="val5"/>
          <table:table-cell table:style-name="ce90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53"/>
        </table:table-row>
        <table:table-row table:style-name="ro4">
          <table:table-cell table:style-name="ce11"/>
          <table:table-cell table:style-name="ce25" table:formula="of:=[.B46]+1" office:value-type="float" office:value="22" calcext:value-type="float">
            <text:p>22</text:p>
          </table:table-cell>
          <table:table-cell table:style-name="ce24" table:content-validation-name="val5"/>
          <table:table-cell table:style-name="ce90" table:content-validation-name="val6"/>
          <table:table-cell table:style-name="ce31" table:content-validation-name="val7"/>
          <table:table-cell table:style-name="ce35" table:content-validation-name="val8"/>
          <table:table-cell table:style-name="ce36" table:content-validation-name="val9"/>
          <table:table-cell table:style-name="ce40" table:number-columns-repeated="4"/>
          <table:table-cell table:style-name="ce51" table:number-columns-repeated="53"/>
        </table:table-row>
        <table:table-row table:style-name="ro4">
          <table:table-cell table:style-name="ce12" office:value-type="string" calcext:value-type="string">
            <text:p>SUBJECT</text:p>
          </table:table-cell>
          <table:table-cell table:style-name="ce82" table:content-validation-name="val4" table:formula="of:=[.B47]+1" office:value-type="float" office:value="23" calcext:value-type="float">
            <text:p>23</text:p>
          </table:table-cell>
          <table:table-cell table:style-name="ce85" table:content-validation-name="val5" office:value-type="float" office:value="5" calcext:value-type="float">
            <text:p>5</text:p>
          </table:table-cell>
          <table:table-cell table:style-name="ce85" table:content-validation-name="val6"/>
          <table:table-cell table:style-name="ce85" table:content-validation-name="val7"/>
          <table:table-cell table:style-name="ce35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7" table:number-columns-repeated="3"/>
          <table:table-cell table:style-name="ce52" table:number-columns-repeated="53"/>
        </table:table-row>
        <table:table-row table:style-name="ro4">
          <table:table-cell table:style-name="ce10" office:value-type="string" calcext:value-type="string">
            <text:p>TEACHER</text:p>
          </table:table-cell>
          <table:table-cell table:style-name="ce82" table:content-validation-name="val4" table:formula="of:=[.B48]+1" office:value-type="float" office:value="24" calcext:value-type="float">
            <text:p>24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21" calcext:value-type="float">
            <text:p>21</text:p>
          </table:table-cell>
          <table:table-cell table:style-name="ce35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4" table:number-columns-repeated="3"/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GRADE</text:p>
          </table:table-cell>
          <table:table-cell table:style-name="ce82" table:content-validation-name="val4" table:formula="of:=[.B49]+1" office:value-type="float" office:value="25" calcext:value-type="float">
            <text:p>25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5" calcext:value-type="float">
            <text:p>5</text:p>
          </table:table-cell>
          <table:table-cell table:style-name="ce35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4" table:number-columns-repeated="3"/>
          <table:table-cell table:style-name="ce51" table:number-columns-repeated="53"/>
        </table:table-row>
        <table:table-row table:style-name="ro4">
          <table:table-cell table:style-name="ce10" office:value-type="string" calcext:value-type="string">
            <text:p>TRANSCRIPT</text:p>
          </table:table-cell>
          <table:table-cell table:style-name="ce82" table:content-validation-name="val4" table:formula="of:=[.B50]+1" office:value-type="float" office:value="26" calcext:value-type="float">
            <text:p>26</text:p>
          </table:table-cell>
          <table:table-cell table:style-name="ce82" table:content-validation-name="val5" office:value-type="float" office:value="5" calcext:value-type="float">
            <text:p>5</text:p>
          </table:table-cell>
          <table:table-cell table:style-name="ce82" table:content-validation-name="val6"/>
          <table:table-cell table:style-name="ce82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51"/>
        </table:table-row>
        <table:table-row table:style-name="ro4">
          <table:table-cell table:style-name="ce12" office:value-type="string" calcext:value-type="string">
            <text:p>ITERATORS</text:p>
          </table:table-cell>
          <table:table-cell table:style-name="ce82" table:content-validation-name="val4" table:formula="of:=[.B51]+1" office:value-type="float" office:value="27" calcext:value-type="float">
            <text:p>27</text:p>
          </table:table-cell>
          <table:table-cell table:style-name="ce85" table:content-validation-name="val5" office:value-type="float" office:value="5" calcext:value-type="float">
            <text:p>5</text:p>
          </table:table-cell>
          <table:table-cell table:style-name="ce85" table:content-validation-name="val6"/>
          <table:table-cell table:style-name="ce85" table:content-validation-name="val7" office:value-type="float" office:value="8" calcext:value-type="float">
            <text:p>8</text:p>
          </table:table-cell>
          <table:table-cell table:style-name="ce35" table:content-validation-name="val8" office:value-type="float" office:value="5" calcext:value-type="float">
            <text:p>5</text:p>
          </table:table-cell>
          <table:table-cell table:style-name="ce36" table:content-validation-name="val9" office:value-type="string" calcext:value-type="string">
            <text:p>Finished in Sprint 5</text:p>
          </table:table-cell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51"/>
        </table:table-row>
        <table:table-row table:style-name="ro4">
          <table:table-cell table:style-name="ce12"/>
          <table:table-cell table:style-name="ce85" table:content-validation-name="val4"/>
          <table:table-cell table:style-name="ce85" table:content-validation-name="val5"/>
          <table:table-cell table:style-name="ce85" table:content-validation-name="val6"/>
          <table:table-cell table:style-name="ce85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7" table:number-columns-repeated="3"/>
          <table:table-cell table:style-name="ce52" table:number-columns-repeated="2"/>
          <table:table-cell table:style-name="ce51" table:number-columns-repeated="51"/>
        </table:table-row>
        <table:table-row table:style-name="ro3">
          <table:table-cell table:style-name="ce13"/>
          <table:table-cell table:style-name="ce86" table:content-validation-name="val4"/>
          <table:table-cell table:style-name="ce86" table:content-validation-name="val5"/>
          <table:table-cell table:style-name="ce86" table:content-validation-name="val6"/>
          <table:table-cell table:style-name="ce86" table:content-validation-name="val7"/>
          <table:table-cell table:style-name="ce86" table:content-validation-name="val8"/>
          <table:table-cell table:style-name="ce86" table:content-validation-name="val9"/>
          <table:table-cell table:style-name="ce41" table:content-validation-name="val12"/>
          <table:table-cell table:style-name="ce48" office:value-type="string" calcext:value-type="string">
            <text:p>BONUS WORK – COMPLETE ABOVE FEATURES FIRST!!!</text:p>
          </table:table-cell>
          <table:table-cell table:style-name="ce49" table:number-columns-repeated="2"/>
          <table:table-cell table:style-name="ce9" table:number-columns-repeated="53"/>
        </table:table-row>
        <table:table-row table:style-name="ro4">
          <table:table-cell table:style-name="ce10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style-name="ce51" table:number-columns-repeated="53"/>
        </table:table-row>
        <table:table-row table:style-name="ro4" table:number-rows-repeated="10">
          <table:table-cell table:style-name="ce14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44" table:number-columns-repeated="3"/>
          <table:table-cell table:number-columns-repeated="53"/>
        </table:table-row>
        <table:table-row table:style-name="ro4" table:number-rows-repeated="4">
          <table:table-cell table:style-name="ce14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53"/>
        </table:table-row>
        <table:table-row table:style-name="ro4">
          <table:table-cell table:style-name="ce14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44"/>
          <table:table-cell table:style-name="ce50"/>
          <table:table-cell table:number-columns-repeated="53"/>
        </table:table-row>
        <table:table-row table:style-name="ro4" table:number-rows-repeated="35">
          <table:table-cell table:style-name="ce14"/>
          <table:table-cell table:style-name="ce82" table:content-validation-name="val4"/>
          <table:table-cell table:style-name="ce82" table:content-validation-name="val5"/>
          <table:table-cell table:style-name="ce82" table:content-validation-name="val6"/>
          <table:table-cell table:style-name="ce82" table:content-validation-name="val7"/>
          <table:table-cell table:style-name="ce35" table:content-validation-name="val8"/>
          <table:table-cell table:style-name="ce36" table:content-validation-name="val9"/>
          <table:table-cell table:style-name="ce39" table:content-validation-name="val11"/>
          <table:table-cell table:style-name="ce10"/>
          <table:table-cell table:style-name="ce50" table:number-columns-repeated="2"/>
          <table:table-cell table:number-columns-repeated="53"/>
        </table:table-row>
        <table:table-row table:style-name="ro4" table:number-rows-repeated="1048470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1 Backlog" table:style-name="ta2">
        <table:table-column table:style-name="co13" table:default-cell-style-name="ce55"/>
        <table:table-column table:style-name="co14" table:default-cell-style-name="Default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6" table:default-cell-style-name="ce68"/>
        <table:table-column table:style-name="co14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office:value-type="date" office:date-value="2021-03-02" calcext:value-type="date">
            <text:p>Mar 02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3-09" calcext:value-type="date">
            <text:p>Mar 09</text:p>
          </table:table-cell>
          <table:table-cell table:style-name="ce53"/>
          <table:table-cell table:style-name="ce53">
            <draw:frame draw:z-index="0" draw:name="shape" draw:style-name="gr1" draw:text-style-name="P1" svg:width="4.1031in" svg:height="2.0201in" svg:x="1.837in" svg:y="0.0858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53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3"/>
          <table:table-cell table:style-name="ce65"/>
          <table:table-cell table:style-name="ce63" table:number-columns-repeated="58"/>
        </table:table-row>
        <table:table-row table:style-name="ro4">
          <table:table-cell table:style-name="ce53"/>
          <table:table-cell table:style-name="ce57"/>
          <table:table-cell table:style-name="ce53" table:number-columns-repeated="3"/>
          <table:table-cell table:style-name="ce65"/>
          <table:table-cell table:style-name="ce63" table:number-columns-repeated="5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13" calcext:value-type="float">
            <text:p>13</text:p>
          </table:table-cell>
          <table:table-cell table:style-name="ce53" table:number-columns-repeated="3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10" calcext:value-type="float">
            <text:p>10</text:p>
          </table:table-cell>
          <table:table-cell table:style-name="ce53" table:formula="of:=COUNTIF([.E$17:.E$995]; &quot;Completed Day 1&quot;)" office:value-type="float" office:value="3" calcext:value-type="float">
            <text:p>3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10" calcext:value-type="float">
            <text:p>1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3" calcext:value-type="float">
            <text:p>3</text:p>
          </table:table-cell>
          <table:table-cell table:style-name="ce53" table:formula="of:=COUNTIF([.E$17:.E$995]; &quot;Completed Day 3&quot;)" office:value-type="float" office:value="7" calcext:value-type="float">
            <text:p>7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1" calcext:value-type="float">
            <text:p>1</text:p>
          </table:table-cell>
          <table:table-cell table:style-name="ce53" table:formula="of:=COUNTIF([.E$17:.E$995]; &quot;Completed Day 4&quot;)" office:value-type="float" office:value="2" calcext:value-type="float">
            <text:p>2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1" calcext:value-type="float">
            <text:p>1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1" calcext:value-type="float">
            <text:p>1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1" calcext:value-type="float">
            <text:p>1</text:p>
          </table:table-cell>
          <table:table-cell table:style-name="ce53" table:number-columns-repeated="2"/>
          <table:table-cell table:style-name="ce65"/>
          <table:table-cell table:style-name="ce63" table:number-columns-repeated="58"/>
        </table:table-row>
        <table:table-row table:style-name="ro4">
          <table:table-cell table:style-name="ce53" table:number-columns-repeated="3"/>
          <table:table-cell table:style-name="ce37"/>
          <table:table-cell table:style-name="ce53"/>
          <table:table-cell table:style-name="ce65"/>
          <table:table-cell table:style-name="ce63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Task</text:p>
          </table:table-cell>
          <table:table-cell table:style-name="ce54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person.h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person.cpp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15" office:value-type="string" calcext:value-type="string">
            <text:p>PERSON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Person class</text:p>
          </table:table-cell>
          <table:table-cell table:style-name="ce64" table:content-validation-name="val18" office:value-type="string" calcext:value-type="string">
            <text:p>Completed Day 1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student.h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Code student.cpp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15" office:value-type="string" calcext:value-type="string">
            <text:p>STUD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Student class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Duplicate Student to Parent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Remove grade, update to_string() and full_info()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15" office:value-type="string" calcext:value-type="string">
            <text:p>PARENT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Test compile Parent class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15" office:value-type="string" calcext:value-type="string">
            <text:p>RELATE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Build with example code and verify</text:p>
          </table:table-cell>
          <table:table-cell table:style-name="ce64" table:content-validation-name="val18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Write CLI</text:p>
          </table:table-cell>
          <table:table-cell table:style-name="ce64" table:content-validation-name="val18" office:value-type="string" calcext:value-type="string">
            <text:p>Completed Day 4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Test CLI</text:p>
          </table:table-cell>
          <table:table-cell table:style-name="ce64" table:content-validation-name="val18" office:value-type="string" calcext:value-type="string">
            <text:p>Completed Day 4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15" office:value-type="string" calcext:value-type="string">
            <text:p>CLI</text:p>
          </table:table-cell>
          <table:table-cell table:style-name="ce15" table:content-validation-name="val16"/>
          <table:table-cell table:style-name="ce62" table:content-validation-name="val17" office:value-type="string" calcext:value-type="string">
            <text:p>(Bonus) Fix (work-around) vector reallocation bug</text:p>
          </table:table-cell>
          <table:table-cell table:style-name="ce64" table:content-validation-name="val18" office:value-type="string" calcext:value-type="string">
            <text:p>Completed Day 7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15"/>
          <table:table-cell table:style-name="ce15" table:content-validation-name="val16"/>
          <table:table-cell table:style-name="ce62" table:content-validation-name="val17"/>
          <table:table-cell table:style-name="ce64" table:content-validation-name="val18"/>
          <table:table-cell table:style-name="ce67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2 Backlog" table:style-name="ta3">
        <table:table-column table:style-name="co13" table:default-cell-style-name="ce55"/>
        <table:table-column table:style-name="co14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4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1 Backlog'.B1]+1" office:value-type="float" office:value="2" calcext:value-type="float">
            <text:p>2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1 Backlog'.B3]" office:value-type="date" office:date-value="2021-03-09" calcext:value-type="date">
            <text:p>Mar 09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14" office:value-type="date" office:date-value="2021-03-23" calcext:value-type="date">
            <text:p>Mar 23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858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13" calcext:value-type="float">
            <text:p>13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13" calcext:value-type="float">
            <text:p>13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7" calcext:value-type="float">
            <text:p>7</text:p>
          </table:table-cell>
          <table:table-cell table:style-name="ce53" table:formula="of:=COUNTIF([.E$17:.E$995]; &quot;Completed Day 2&quot;)" office:value-type="float" office:value="6" calcext:value-type="float">
            <text:p>6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5" calcext:value-type="float">
            <text:p>5</text:p>
          </table:table-cell>
          <table:table-cell table:style-name="ce53" table:formula="of:=COUNTIF([.E$17:.E$995]; &quot;Completed Day 3&quot;)" office:value-type="float" office:value="2" calcext:value-type="float">
            <text:p>2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5" calcext:value-type="float">
            <text:p>5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4" calcext:value-type="float">
            <text:p>4</text:p>
          </table:table-cell>
          <table:table-cell table:style-name="ce53" table:formula="of:=COUNTIF([.E$17:.E$995]; &quot;Completed Day 5&quot;)" office:value-type="float" office:value="1" calcext:value-type="float">
            <text:p>1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3" calcext:value-type="float">
            <text:p>3</text:p>
          </table:table-cell>
          <table:table-cell table:style-name="ce53" table:formula="of:=COUNTIF([.E$17:.E$995]; &quot;Completed Day 6&quot;)" office:value-type="float" office:value="1" calcext:value-type="float">
            <text:p>1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3" calcext:value-type="float">
            <text:p>3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Baseline main.cpp from nim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Update Makefile for gtkmm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Baseline Mainwin class from nim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20" office:value-type="string" calcext:value-type="string">
            <text:p>D_STUDENT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Baseline EntryDialog class from Lecture 14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Create menu for SMART in Mainwin class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20" office:value-type="string" calcext:value-type="string">
            <text:p>DISPLAY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Add display label, vectors, and show_data method</text:p>
          </table:table-cell>
          <table:table-cell table:style-name="ce64" table:content-validation-name="val22" office:value-type="string" calcext:value-type="string">
            <text:p>Completed Day 2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20" office:value-type="string" calcext:value-type="string">
            <text:p>D_STUDENT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Write on_new_student_click using EntryDialog</text:p>
          </table:table-cell>
          <table:table-cell table:style-name="ce64" table:content-validation-name="val22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20" office:value-type="string" calcext:value-type="string">
            <text:p>D_PARENT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Write on_new_parent_click using EntryDialog</text:p>
          </table:table-cell>
          <table:table-cell table:style-name="ce64" table:content-validation-name="val22" office:value-type="string" calcext:value-type="string">
            <text:p>Completed Day 3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20" office:value-type="string" calcext:value-type="string">
            <text:p>D_RELATE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Write on_student_parent_click using EntryDialog</text:p>
          </table:table-cell>
          <table:table-cell table:style-name="ce64" table:content-validation-name="val22" office:value-type="string" calcext:value-type="string">
            <text:p>Completed Day 5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Add Easter egg to support testing and demos</text:p>
          </table:table-cell>
          <table:table-cell table:style-name="ce64" table:content-validation-name="val22" office:value-type="string" calcext:value-type="string">
            <text:p>Completed Day 7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Refactor: select, select_student, and select_parent methods</text:p>
          </table:table-cell>
          <table:table-cell table:style-name="ce64" table:content-validation-name="val22" office:value-type="string" calcext:value-type="string">
            <text:p>Completed Day 7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Test and improve error handling</text:p>
          </table:table-cell>
          <table:table-cell table:style-name="ce64" table:content-validation-name="val22" office:value-type="string" calcext:value-type="string">
            <text:p>Completed Day 6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20" office:value-type="string" calcext:value-type="string">
            <text:p>WINDOW</text:p>
          </table:table-cell>
          <table:table-cell table:style-name="ce15" table:content-validation-name="val21"/>
          <table:table-cell table:style-name="ce62" table:content-validation-name="val17" office:value-type="string" calcext:value-type="string">
            <text:p>Backport bug fixes from P07</text:p>
          </table:table-cell>
          <table:table-cell table:style-name="ce64" table:content-validation-name="val22" office:value-type="string" calcext:value-type="string">
            <text:p>Completed Day 7</text:p>
          </table:table-cell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20"/>
          <table:table-cell table:style-name="ce15" table:content-validation-name="val21"/>
          <table:table-cell table:style-name="ce62" table:content-validation-name="val17"/>
          <table:table-cell table:style-name="ce64" table:content-validation-name="val22"/>
          <table:table-cell table:style-name="ce67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3 Backlog" table:style-name="ta4">
        <table:table-column table:style-name="co13" table:default-cell-style-name="ce55"/>
        <table:table-column table:style-name="co14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4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2 Backlog'.B1]+1" office:value-type="float" office:value="3" calcext:value-type="float">
            <text:p>3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2 Backlog'.B2]+14" office:value-type="date" office:date-value="2021-03-23" calcext:value-type="date">
            <text:p>Mar 23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3-30" calcext:value-type="date">
            <text:p>Mar 30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858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23"/>
          <table:table-cell table:style-name="ce15" table:content-validation-name="val24"/>
          <table:table-cell table:style-name="ce62" table:content-validation-name="val17"/>
          <table:table-cell table:style-name="ce64" table:content-validation-name="val25"/>
          <table:table-cell table:style-name="ce67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4 Backlog" table:style-name="ta5">
        <table:table-column table:style-name="co13" table:default-cell-style-name="ce55"/>
        <table:table-column table:style-name="co14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4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table:formula="of:=[$'Sprint 03 Backlog'.B1]+1" office:value-type="float" office:value="4" calcext:value-type="float">
            <text:p>4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3 Backlog'.B2]+14" office:value-type="date" office:date-value="2021-04-06" calcext:value-type="date">
            <text:p>Apr 06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4-13" calcext:value-type="date">
            <text:p>Apr 13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858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26"/>
          <table:table-cell table:style-name="ce15" table:content-validation-name="val27"/>
          <table:table-cell table:style-name="ce62" table:content-validation-name="val17"/>
          <table:table-cell table:style-name="ce64" table:content-validation-name="val28"/>
          <table:table-cell table:style-name="ce67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print 05 Backlog" table:style-name="ta6">
        <table:table-column table:style-name="co13" table:default-cell-style-name="ce55"/>
        <table:table-column table:style-name="co14" table:default-cell-style-name="Default"/>
        <table:table-column table:style-name="co15" table:default-cell-style-name="ce55"/>
        <table:table-column table:style-name="co16" table:default-cell-style-name="ce55"/>
        <table:table-column table:style-name="co18" table:default-cell-style-name="ce55"/>
        <table:table-column table:style-name="co16" table:default-cell-style-name="ce55"/>
        <table:table-column table:style-name="co14" table:number-columns-repeated="58" table:default-cell-style-name="Default"/>
        <table:table-row table:style-name="ro2">
          <table:table-cell table:style-name="ce53" office:value-type="string" calcext:value-type="string">
            <text:p>Sprint #</text:p>
          </table:table-cell>
          <table:table-cell table:style-name="ce53" office:value-type="float" office:value="5" calcext:value-type="float">
            <text:p>5</text:p>
          </table:table-cell>
          <table:table-cell table:style-name="ce53"/>
          <table:table-cell table:style-name="ce60" office:value-type="string" calcext:value-type="string">
            <text:p>Complete Fields in Green!!!</text:p>
          </table:table-cell>
          <table:table-cell table:style-name="ce63"/>
          <table:table-cell table:style-name="ce5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Start on</text:p>
          </table:table-cell>
          <table:table-cell table:style-name="ce56" table:formula="of:=[$'Sprint 04 Backlog'.B2]+7" office:value-type="date" office:date-value="2021-04-13" calcext:value-type="date">
            <text:p>Apr 13</text:p>
          </table:table-cell>
          <table:table-cell table:style-name="ce53"/>
          <table:table-cell table:style-name="ce61" office:value-type="string" calcext:value-type="string">
            <text:p>*** Create a new Sprint Backlog for EVERY SPRINT ***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End on</text:p>
          </table:table-cell>
          <table:table-cell table:style-name="ce56" table:formula="of:=[.B2]+7" office:value-type="date" office:date-value="2021-04-20" calcext:value-type="date">
            <text:p>Apr 20</text:p>
          </table:table-cell>
          <table:table-cell table:style-name="ce53"/>
          <table:table-cell table:style-name="ce53">
            <draw:frame draw:z-index="0" draw:name="shape" draw:style-name="gr1" draw:text-style-name="P1" svg:width="4.098in" svg:height="2.0201in" svg:x="1.837in" svg:y="0.0858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emo on</text:p>
          </table:table-cell>
          <table:table-cell table:style-name="ce57" office:value-type="string" calcext:value-type="string">
            <text:p>TBD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7"/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/>
          <table:table-cell table:style-name="ce58" office:value-type="string" calcext:value-type="string">
            <text:p>Remaining</text:p>
          </table:table-cell>
          <table:table-cell table:style-name="ce53" office:value-type="string" calcext:value-type="string">
            <text:p>Completed (this day)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Total Tasks</text:p>
          </table:table-cell>
          <table:table-cell table:style-name="ce53" table:formula="of:=COUNTA([.D17:.D995])" office:value-type="float" office:value="0" calcext:value-type="float">
            <text:p>0</text:p>
          </table:table-cell>
          <table:table-cell table:style-name="ce53" table:number-columns-repeated="4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1 Left</text:p>
          </table:table-cell>
          <table:table-cell table:style-name="ce53" table:formula="of:=[.B7]-[.C8]" office:value-type="float" office:value="0" calcext:value-type="float">
            <text:p>0</text:p>
          </table:table-cell>
          <table:table-cell table:style-name="ce53" table:formula="of:=COUNTIF([.E$17:.E$995]; &quot;Completed Day 1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2 Left</text:p>
          </table:table-cell>
          <table:table-cell table:style-name="ce53" table:formula="of:=[.B8]-[.C9]" office:value-type="float" office:value="0" calcext:value-type="float">
            <text:p>0</text:p>
          </table:table-cell>
          <table:table-cell table:style-name="ce53" table:formula="of:=COUNTIF([.E$17:.E$995]; &quot;Completed Day 2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3 Left</text:p>
          </table:table-cell>
          <table:table-cell table:style-name="ce53" table:formula="of:=[.B9]-[.C10]" office:value-type="float" office:value="0" calcext:value-type="float">
            <text:p>0</text:p>
          </table:table-cell>
          <table:table-cell table:style-name="ce53" table:formula="of:=COUNTIF([.E$17:.E$995]; &quot;Completed Day 3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4 Left</text:p>
          </table:table-cell>
          <table:table-cell table:style-name="ce53" table:formula="of:=[.B10]-[.C11]" office:value-type="float" office:value="0" calcext:value-type="float">
            <text:p>0</text:p>
          </table:table-cell>
          <table:table-cell table:style-name="ce53" table:formula="of:=COUNTIF([.E$17:.E$995]; &quot;Completed Day 4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5 Left</text:p>
          </table:table-cell>
          <table:table-cell table:style-name="ce53" table:formula="of:=[.B11]-[.C12]" office:value-type="float" office:value="0" calcext:value-type="float">
            <text:p>0</text:p>
          </table:table-cell>
          <table:table-cell table:style-name="ce53" table:formula="of:=COUNTIF([.E$17:.E$995]; &quot;Completed Day 5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6 Left</text:p>
          </table:table-cell>
          <table:table-cell table:style-name="ce53" table:formula="of:=[.B12]-[.C13]" office:value-type="float" office:value="0" calcext:value-type="float">
            <text:p>0</text:p>
          </table:table-cell>
          <table:table-cell table:style-name="ce53" table:formula="of:=COUNTIF([.E$17:.E$995]; &quot;Completed Day 6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office:value-type="string" calcext:value-type="string">
            <text:p>Day 7 Left</text:p>
          </table:table-cell>
          <table:table-cell table:style-name="ce53" table:formula="of:=[.B13]-[.C14]" office:value-type="float" office:value="0" calcext:value-type="float">
            <text:p>0</text:p>
          </table:table-cell>
          <table:table-cell table:style-name="ce53" table:formula="of:=COUNTIF([.E$17:.E$995]; &quot;Completed Day 7&quot;)" office:value-type="float" office:value="0" calcext:value-type="float">
            <text:p>0</text:p>
          </table:table-cell>
          <table:table-cell table:style-name="ce53" table:number-columns-repeated="3"/>
          <table:table-cell table:style-name="ce63" table:number-columns-repeated="58"/>
        </table:table-row>
        <table:table-row table:style-name="ro4">
          <table:table-cell table:style-name="ce53" table:number-columns-repeated="3"/>
          <table:table-cell table:style-name="ce37" office:value-type="string" calcext:value-type="string">
            <text:p>ADD tasks below to complete each feature for THIS sprint</text:p>
          </table:table-cell>
          <table:table-cell table:style-name="ce53" table:number-columns-repeated="2"/>
          <table:table-cell table:style-name="ce63" table:number-columns-repeated="58"/>
        </table:table-row>
        <table:table-row table:style-name="ro4">
          <table:table-cell table:style-name="ce54" office:value-type="string" calcext:value-type="string">
            <text:p>Task ID</text:p>
          </table:table-cell>
          <table:table-cell table:style-name="ce54" office:value-type="string" calcext:value-type="string">
            <text:p>Feature ID</text:p>
          </table:table-cell>
          <table:table-cell table:style-name="ce54" office:value-type="string" calcext:value-type="string">
            <text:p>Assigned To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number-columns-repeated="58"/>
        </table:table-row>
        <table:table-row table:style-name="ro4">
          <table:table-cell table:style-name="ce15" table:content-validation-name="val14" office:value-type="float" office:value="1" calcext:value-type="float">
            <text:p>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" calcext:value-type="float">
            <text:p>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" calcext:value-type="float">
            <text:p>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" calcext:value-type="float">
            <text:p>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" calcext:value-type="float">
            <text:p>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" calcext:value-type="float">
            <text:p>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" calcext:value-type="float">
            <text:p>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" calcext:value-type="float">
            <text:p>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9" calcext:value-type="float">
            <text:p>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0" calcext:value-type="float">
            <text:p>1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1" calcext:value-type="float">
            <text:p>1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2" calcext:value-type="float">
            <text:p>1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3" calcext:value-type="float">
            <text:p>1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4" calcext:value-type="float">
            <text:p>1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5" calcext:value-type="float">
            <text:p>1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6" calcext:value-type="float">
            <text:p>1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7" calcext:value-type="float">
            <text:p>1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8" calcext:value-type="float">
            <text:p>1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19" calcext:value-type="float">
            <text:p>1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0" calcext:value-type="float">
            <text:p>2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1" calcext:value-type="float">
            <text:p>2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2" calcext:value-type="float">
            <text:p>2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3" calcext:value-type="float">
            <text:p>2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4" calcext:value-type="float">
            <text:p>2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5" calcext:value-type="float">
            <text:p>2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6" calcext:value-type="float">
            <text:p>2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7" calcext:value-type="float">
            <text:p>2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8" calcext:value-type="float">
            <text:p>2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29" calcext:value-type="float">
            <text:p>2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0" calcext:value-type="float">
            <text:p>3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1" calcext:value-type="float">
            <text:p>3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2" calcext:value-type="float">
            <text:p>3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3" calcext:value-type="float">
            <text:p>3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4" calcext:value-type="float">
            <text:p>3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5" calcext:value-type="float">
            <text:p>3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6" calcext:value-type="float">
            <text:p>3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7" calcext:value-type="float">
            <text:p>3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8" calcext:value-type="float">
            <text:p>3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39" calcext:value-type="float">
            <text:p>3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0" calcext:value-type="float">
            <text:p>4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1" calcext:value-type="float">
            <text:p>4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2" calcext:value-type="float">
            <text:p>4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3" calcext:value-type="float">
            <text:p>4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4" calcext:value-type="float">
            <text:p>4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5" calcext:value-type="float">
            <text:p>4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6" calcext:value-type="float">
            <text:p>4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7" calcext:value-type="float">
            <text:p>4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8" calcext:value-type="float">
            <text:p>4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49" calcext:value-type="float">
            <text:p>4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0" calcext:value-type="float">
            <text:p>5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1" calcext:value-type="float">
            <text:p>5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2" calcext:value-type="float">
            <text:p>5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3" calcext:value-type="float">
            <text:p>5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4" calcext:value-type="float">
            <text:p>5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5" calcext:value-type="float">
            <text:p>5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6" calcext:value-type="float">
            <text:p>5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7" calcext:value-type="float">
            <text:p>5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8" calcext:value-type="float">
            <text:p>5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59" calcext:value-type="float">
            <text:p>5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0" calcext:value-type="float">
            <text:p>6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1" calcext:value-type="float">
            <text:p>6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2" calcext:value-type="float">
            <text:p>6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3" calcext:value-type="float">
            <text:p>6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4" calcext:value-type="float">
            <text:p>6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5" calcext:value-type="float">
            <text:p>6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6" calcext:value-type="float">
            <text:p>6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7" calcext:value-type="float">
            <text:p>6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8" calcext:value-type="float">
            <text:p>6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69" calcext:value-type="float">
            <text:p>6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0" calcext:value-type="float">
            <text:p>7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1" calcext:value-type="float">
            <text:p>7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2" calcext:value-type="float">
            <text:p>7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3" calcext:value-type="float">
            <text:p>7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4" calcext:value-type="float">
            <text:p>7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5" calcext:value-type="float">
            <text:p>75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6" calcext:value-type="float">
            <text:p>76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7" calcext:value-type="float">
            <text:p>77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8" calcext:value-type="float">
            <text:p>78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79" calcext:value-type="float">
            <text:p>79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0" calcext:value-type="float">
            <text:p>80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1" calcext:value-type="float">
            <text:p>81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2" calcext:value-type="float">
            <text:p>82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3" calcext:value-type="float">
            <text:p>83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>
          <table:table-cell table:style-name="ce15" table:content-validation-name="val14" office:value-type="float" office:value="84" calcext:value-type="float">
            <text:p>84</text:p>
          </table:table-cell>
          <table:table-cell table:style-name="ce59" table:content-validation-name="val29"/>
          <table:table-cell table:style-name="ce15" table:content-validation-name="val30"/>
          <table:table-cell table:style-name="ce62" table:content-validation-name="val17"/>
          <table:table-cell table:style-name="ce64" table:content-validation-name="val31"/>
          <table:table-cell table:style-name="ce67" table:content-validation-name="val19"/>
          <table:table-cell table:number-columns-repeated="58"/>
        </table:table-row>
        <table:table-row table:style-name="ro4" table:number-rows-repeated="10484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1" style:display-name="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5:28:38.013419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21T22:16:37</meta:creation-date>
    <dc:language>en-US</dc:language>
    <dc:date>2021-04-19T15:30:00.688045786</dc:date>
    <meta:editing-cycles>212</meta:editing-cycles>
    <meta:editing-duration>P1DT4H32M10S</meta:editing-duration>
    <meta:generator>LibreOffice/6.4.6.2$Linux_X86_64 LibreOffice_project/40$Build-2</meta:generator>
    <meta:document-statistic meta:table-count="6" meta:cell-count="981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3cm" svg:height="7.955cm" xlink:href=".." xlink:type="simple" chart:class="chart:scatter" chart:style-name="ch1">
        <chart:title svg:x="5.148cm" svg:y="0.295cm" chart:style-name="ch2">
          <text:p>Product Backlog Burn Chart</text:p>
        </chart:title>
        <chart:plot-area chart:style-name="ch3" table:cell-range-address="'Product Backlog'.A13:'Product Backlog'.B19" svg:x="0.694cm" svg:y="1.089cm" svg:width="14.856cm" svg:height="5.902cm">
          <chartooo:coordinate-region svg:x="1.315cm" svg:y="1.288cm" svg:width="14.141cm" svg:height="5.056cm"/>
          <chart:axis chart:dimension="x" chart:name="primary-x" chart:style-name="ch4">
            <chart:title svg:x="7.562cm" svg:y="7.15cm" chart:style-name="ch5">
              <text:p>Sprints</text:p>
            </chart:title>
          </chart:axis>
          <chart:axis chart:dimension="y" chart:name="primary-y" chart:style-name="ch6">
            <chart:title svg:x="0cm" svg:y="6.6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3:'Product Backlog'.B19" chart:class="chart:scatter">
            <chart:domain table:cell-range-address="'Product Backlog'.A13:'Product Backlog'.A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3:'Product Backlog'.A19</svg:desc>
                </draw:g>
              </table:table-cell>
              <table:table-cell office:value-type="float" office:value="27">
                <text:p>27</text:p>
                <draw:g>
                  <svg:desc>'Product Backlog'.B13:'Product Backlog'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3cm" svg:height="5.132cm" xlink:href=".." xlink:type="simple" chart:class="chart:line" chart:style-name="ch1">
        <chart:title svg:x="3.408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96cm" svg:height="2.93cm">
          <chartooo:coordinate-region svg:x="1.655cm" svg:y="1.318cm" svg:width="8.281cm" svg:height="2.084cm"/>
          <chart:axis chart:dimension="x" chart:name="primary-x" chart:style-name="ch4">
            <chart:title svg:x="5.289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cm">
          <chartooo:coordinate-region svg:x="1.655cm" svg:y="1.318cm" svg:width="8.268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2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cm">
          <chartooo:coordinate-region svg:x="1.946cm" svg:y="1.318cm" svg:width="8.162cm" svg:height="2.084cm"/>
          <chart:axis chart:dimension="x" chart:name="primary-x" chart:style-name="ch4">
            <chart:title svg:x="5.282cm" svg:y="4.151cm" chart:style-name="ch5">
              <text:p>Days</text:p>
            </chart:title>
          </chart:axis>
          <chart:axis chart:dimension="y" chart:name="primary-y" chart:style-name="ch6">
            <chart:title svg:x="0.451cm" svg:y="3.065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